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font-size="13pt" style:font-size-asian="13pt" style:font-size-complex="13pt"/>
    </style:style>
    <style:style style:name="P3" style:family="paragraph" style:parent-style-name="normal">
      <style:paragraph-properties fo:line-height="115%"/>
    </style:style>
    <style:style style:name="P4" style:family="paragraph" style:parent-style-name="normal">
      <style:paragraph-properties fo:line-height="115%"/>
      <style:text-properties officeooo:rsid="00104a2d" officeooo:paragraph-rsid="00104a2d"/>
    </style:style>
    <style:style style:name="P5" style:family="paragraph" style:parent-style-name="normal">
      <style:text-properties officeooo:paragraph-rsid="00104a2d"/>
    </style:style>
    <style:style style:name="P6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7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8" style:family="paragraph" style:parent-style-name="normal">
      <style:paragraph-properties fo:margin-left="0cm" fo:margin-right="0cm" fo:text-indent="0cm" style:auto-text-indent="false"/>
    </style:style>
    <style:style style:name="P9" style:family="paragraph" style:parent-style-name="normal">
      <style:paragraph-properties fo:margin-left="0cm" fo:margin-right="0cm" fo:line-height="150%" fo:text-indent="0cm" style:auto-text-indent="false"/>
    </style:style>
    <style:style style:name="P10" style:family="paragraph" style:parent-style-name="normal">
      <style:paragraph-properties fo:margin-left="0cm" fo:margin-right="0cm" fo:text-indent="0cm" style:auto-text-indent="false"/>
      <style:text-properties officeooo:rsid="00104a2d" officeooo:paragraph-rsid="00104a2d"/>
    </style:style>
    <style:style style:name="P11" style:family="paragraph" style:parent-style-name="normal" style:master-page-name="Standard">
      <style:paragraph-properties fo:text-align="center" style:justify-single-word="false" style:page-number="1"/>
      <style:text-properties officeooo:rsid="00104a2d" officeooo:paragraph-rsid="00104a2d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04a2d" style:font-weight-asian="bold"/>
    </style:style>
    <style:style style:name="T5" style:family="text">
      <style:text-properties fo:color="#1155cc" loext:opacity="100%" style:text-underline-style="solid" style:text-underline-width="auto" style:text-underline-color="font-color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38761d" loext:opacity="100%" fo:font-size="12pt" fo:font-weight="bold" style:font-size-asian="12pt" style:font-weight-asian="bold" style:font-size-complex="12pt"/>
    </style:style>
    <style:style style:name="T8" style:family="text">
      <style:text-properties style:text-underline-style="none"/>
    </style:style>
    <style:style style:name="T9" style:family="text">
      <style:text-properties officeooo:rsid="00104a2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GABRIEL <text:s text:c="2"/>GONÇALVES GUEDES</text:span></text:p>
      <text:p text:style-name="P1"><text:span text:style-name="T3">(</text:span><text:span text:style-name="T4">43</text:span><text:span text:style-name="T3">) </text:span><text:span text:style-name="T4">996247218</text:span></text:p>
      <text:p text:style-name="P1"><text:a xlink:type="simple" xlink:href="mailto:seumelhoremail@xx.com" text:style-name="Default_20_Style" text:visited-style-name="Default_20_Style"><text:span text:style-name="T5">seumelhoremail@xx.com</text:span></text:a></text:p>
      <text:p text:style-name="P1"><text:span text:style-name="T3">Linkedin:</text:span> @seuperfil (se tiver)</text:p>
      <text:p text:style-name="normal"><draw:rect text:anchor-type="as-char" style:rel-width="100%" draw:z-index="0" draw:style-name="gr1" draw:text-style-name="P12" svg:width="16.511cm" svg:height="0.054cm"><text:p/></draw:rect></text:p>
      <text:p text:style-name="P2"/>
      <text:p text:style-name="P3"><text:span text:style-name="T6">OBJETIVO</text:span></text:p>
      <text:p text:style-name="P4">Ganhar dinheiro</text:p>
      <text:p text:style-name="P3"/>
      <text:p text:style-name="normal"/>
      <text:p text:style-name="normal"><text:span text:style-name="T6">FORMAÇÃO ACADÊMICA</text:span></text:p>
      <text:p text:style-name="P5"><text:span text:style-name="T9">Colegio Estadual Coronel Costa Neto 1A</text:span></text:p>
      <text:p text:style-name="P8"/>
      <text:p text:style-name="P8"><text:span text:style-name="T6">EXPERIÊNCIA PROFISSIONAL</text:span></text:p>
      <text:p text:style-name="P10"/>
      <text:p text:style-name="P8"/>
      <text:p text:style-name="P9"><text:span text:style-name="T3">Nome do lugar que você teve sua experiência profissional</text:span></text:p>
      <text:p text:style-name="P9"><text:span text:style-name="T3">Cargo:</text:span> <text:span text:style-name="T9">Servente de pedreiro</text:span></text:p>
      <text:p text:style-name="P8"><text:span text:style-name="T6">CURSOS | CERTIFICAÇÕES</text:span></text:p>
      <text:p text:style-name="P10">Eletropneumatica (Senai) 15dias de duração</text:p>
      <text:p text:style-name="P10">Ingles Parana</text:p>
      <text:p text:style-name="P8"/>
      <text:p text:style-name="P8"><text:span text:style-name="T6">IDIOMAS</text:span></text:p>
      <text:p text:style-name="P10">Iniciante</text:p>
      <text:p text:style-name="P8"><text:span text:style-name="T3">Idioma</text:span> – <text:span text:style-name="T9">Ingles e Portugues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1T09:35:30.446475889</dc:date>
    <meta:editing-duration>PT5M1S</meta:editing-duration>
    <meta:editing-cycles>1</meta:editing-cycles>
    <meta:document-statistic meta:table-count="0" meta:image-count="0" meta:object-count="0" meta:page-count="1" meta:paragraph-count="18" meta:word-count="52" meta:character-count="399" meta:non-whitespace-character-count="360"/>
    <meta:generator>LibreOffice/7.0.6.2$Linux_X86_64 LibreOffice_project/144abb84a525d8e30c9dbbefa69cbbf2d8d4ae3b</meta:generator>
  </office:meta>
</office:document-meta>
</file>